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05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11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11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0.52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font-size="26pt"/>
    </style:style>
    <style:style style:name="P2" style:family="paragraph">
      <loext:graphic-properties draw:fill="none" draw:fill-color="#ffffff"/>
      <style:paragraph-properties fo:text-align="center"/>
      <style:text-properties style:font-name="Segoe UI Semibold" fo:font-size="26pt" fo:font-style="normal" style:font-size-asian="26pt" style:font-style-asian="normal" style:font-size-complex="26pt" style:font-style-complex="normal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  <style:text-properties fo:font-size="36pt" style:font-size-asian="36pt" style:font-size-complex="36pt"/>
    </style:style>
    <style:style style:name="P5" style:family="paragraph">
      <loext:graphic-properties draw:fill="none" draw:fill-color="#ffffff"/>
      <style:paragraph-properties fo:text-align="center"/>
      <style:text-properties style:font-name="Segoe UI" fo:font-size="36pt" fo:font-style="normal" style:font-size-asian="36pt" style:font-style-asian="normal" style:font-size-complex="36pt" style:font-style-complex="normal"/>
    </style:style>
    <style:style style:name="P6" style:family="paragraph">
      <style:paragraph-properties fo:text-align="center"/>
      <style:text-properties fo:font-size="36pt"/>
    </style:style>
    <style:style style:name="P7" style:family="paragraph">
      <style:paragraph-properties fo:text-align="start"/>
      <style:text-properties fo:font-size="36pt"/>
    </style:style>
    <style:style style:name="T1" style:family="text">
      <style:text-properties style:font-name="Segoe UI Semibold" fo:font-size="28pt" fo:font-style="normal" fo:text-shadow="none" style:text-underline-style="solid" style:text-underline-width="auto" style:text-underline-color="font-color" fo:font-weight="bold" style:font-size-asian="28pt" style:font-style-asian="normal" style:font-weight-asian="bold" style:font-size-complex="28pt" style:font-style-complex="normal" style:font-weight-complex="bold"/>
    </style:style>
    <style:style style:name="T2" style:family="text">
      <style:text-properties style:font-name="Segoe UI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style:font-name="Segoe UI" fo:font-size="36pt" fo:font-style="normal" fo:text-shadow="none" fo:font-weight="normal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style:font-name="Segoe UI" fo:font-size="36pt" fo:font-style="normal" fo:text-shadow="none" fo:font-weight="bold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style:font-name="Segoe UI" fo:font-size="20pt" fo:font-style="normal" fo:text-shadow="none" fo:font-weight="bold" style:font-size-asian="20pt" style:font-style-asian="normal" style:font-weight-asian="bold" style:font-size-complex="2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384cm" svg:height="3.302cm" svg:x="1.778cm" svg:y="0.508cm">
          <draw:text-box>
            <text:p text:style-name="P1"><text:span text:style-name="T1">HYMN #779</text:span></text:p>
            <text:p text:style-name="P1"><text:span text:style-name="T2">“</text:span><text:span text:style-name="T2">Come, My Heart, with Every Care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draw:frame draw:style-name="gr3" draw:text-style-name="P5" draw:layer="layout" svg:width="24.384cm" svg:height="7.364cm" svg:x="1.801cm" svg:y="0.51cm">
          <draw:text-box>
            <text:p text:style-name="P4"><text:span text:style-name="T3">1. </text:span><text:span text:style-name="T4">Come, my soul, with ev'ry care,</text:span></text:p>
            <text:p text:style-name="P4"><text:span text:style-name="T4">Jesus loves to answer prayer;</text:span></text:p>
            <text:p text:style-name="P4"><text:span text:style-name="T4">He Himself has bid thee pray,</text:span></text:p>
            <text:p text:style-name="P4"><text:span text:style-name="T4">Therefore will not turn away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0">
        <draw:frame draw:style-name="gr4" draw:text-style-name="P5" draw:layer="layout" svg:width="24.384cm" svg:height="7.366cm" svg:x="1.778cm" svg:y="0.508cm">
          <draw:text-box>
            <text:p text:style-name="P6"><text:span text:style-name="T3">2. </text:span><text:span text:style-name="T4">Thou art coming to a King,</text:span></text:p>
            <text:p text:style-name="P6"><text:span text:style-name="T4">Large petitions with thee bring;</text:span></text:p>
            <text:p text:style-name="P6"><text:span text:style-name="T4">For His grace and pow'r are such</text:span></text:p>
            <text:p text:style-name="P6"><text:span text:style-name="T4">None can ever ask too much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1T0">
        <draw:frame draw:style-name="gr4" draw:text-style-name="P5" draw:layer="layout" svg:width="24.384cm" svg:height="7.366cm" svg:x="1.778cm" svg:y="0.508cm">
          <draw:text-box>
            <text:p text:style-name="P6"><text:span text:style-name="T3">3. </text:span><text:span text:style-name="T4">With my burden I begin:</text:span></text:p>
            <text:p text:style-name="P6"><text:span text:style-name="T4">Lord, remove this load of sin;</text:span></text:p>
            <text:p text:style-name="P6"><text:span text:style-name="T4">Let Thy blood, for sinners spilt,</text:span></text:p>
            <text:p text:style-name="P6"><text:span text:style-name="T4">Set my conscience free from guil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" presentation:presentation-page-layout-name="AL1T0">
        <draw:frame draw:style-name="gr4" draw:text-style-name="P5" draw:layer="layout" svg:width="24.384cm" svg:height="7.366cm" svg:x="1.778cm" svg:y="0.508cm">
          <draw:text-box>
            <text:p text:style-name="P6"><text:span text:style-name="T3">4. </text:span><text:span text:style-name="T4">Lord, Thy rest to me impart,</text:span></text:p>
            <text:p text:style-name="P6"><text:span text:style-name="T4">Take possession of my heart;</text:span></text:p>
            <text:p text:style-name="P6"><text:span text:style-name="T4">There Thy blood-bought right maintain</text:span></text:p>
            <text:p text:style-name="P6"><text:span text:style-name="T4">And without a rival reig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" presentation:presentation-page-layout-name="AL1T0">
        <draw:frame draw:style-name="gr4" draw:text-style-name="P5" draw:layer="layout" svg:width="24.384cm" svg:height="7.366cm" svg:x="1.778cm" svg:y="0.508cm">
          <draw:text-box>
            <text:p text:style-name="P6"><text:span text:style-name="T3">5. </text:span><text:span text:style-name="T4">While I am a pilgrim here,</text:span></text:p>
            <text:p text:style-name="P6"><text:span text:style-name="T4">Let Thy love my spirit cheer;</text:span></text:p>
            <text:p text:style-name="P6"><text:span text:style-name="T4">As my guide, my guard, my friend,</text:span></text:p>
            <text:p text:style-name="P6"><text:span text:style-name="T4">Lead me to my journey's en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" presentation:presentation-page-layout-name="AL1T0">
        <draw:frame draw:style-name="gr5" draw:text-style-name="P5" draw:layer="layout" svg:width="24.384cm" svg:height="12.651cm" svg:x="1.801cm" svg:y="0.395cm">
          <draw:text-box>
            <text:p text:style-name="P6"><text:span text:style-name="T3">6. </text:span><text:span text:style-name="T4">Show me what is mine to do;</text:span></text:p>
            <text:p text:style-name="P6"><text:span text:style-name="T4">Ev'ry hour my strength renew.</text:span></text:p>
            <text:p text:style-name="P6"><text:span text:style-name="T4">Let me live a life of faith;</text:span></text:p>
            <text:p text:style-name="P6"><text:span text:style-name="T4">Let me die Thy people's death.</text:span></text:p>
            <text:p text:style-name="P6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><text:s text:c="12"/></text:span><text:span text:style-name="T5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422000002536521D4F7A22AE6D8.jpg" xlink:type="simple" xlink:show="embed" xlink:actuate="onLoad"/>
    <draw:fill-image draw:name="Bitmap_20_3" draw:display-name="Bitmap 3" xlink:href="Pictures/1000000000000422000002536521D4F7A22AE6D8.jpg" xlink:type="simple" xlink:show="embed" xlink:actuate="onLoad"/>
    <draw:fill-image draw:name="Bitmap_20_4" draw:display-name="Bitmap 4" xlink:href="Pictures/1000000000000422000002536521D4F7A22AE6D8.jpg" xlink:type="simple" xlink:show="embed" xlink:actuate="onLoad"/>
    <draw:fill-image draw:name="Bitmap_20_5" draw:display-name="Bitmap 5" xlink:href="Pictures/1000000000000422000002536521D4F7A22AE6D8.jpg" xlink:type="simple" xlink:show="embed" xlink:actuate="onLoad"/>
    <draw:fill-image draw:name="Bitmap_20_6" draw:display-name="Bitmap 6" xlink:href="Pictures/1000000000000422000002536521D4F7A22AE6D8.jpg" xlink:type="simple" xlink:show="embed" xlink:actuate="onLoad"/>
    <draw:fill-image draw:name="Bitmap_20_7" draw:display-name="Bitmap 7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7T11:49:56.823000000</meta:creation-date>
    <dc:title>Lent</dc:title>
    <meta:editing-duration>PT14M54S</meta:editing-duration>
    <meta:editing-cycles>5</meta:editing-cycles>
    <meta:generator>LibreOffice/6.1.5.2$Windows_X86_64 LibreOffice_project/90f8dcf33c87b3705e78202e3df5142b201bd805</meta:generator>
    <dc:date>2019-04-29T22:10:36.226000000</dc:date>
    <meta:document-statistic meta:object-count="42"/>
  </office:meta>
</office:document-meta>
</file>